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c77" officeooo:paragraph-rsid="001bbc77"/>
    </style:style>
    <style:style style:name="P2" style:family="paragraph" style:parent-style-name="Standard">
      <style:text-properties officeooo:rsid="001d5405" officeooo:paragraph-rsid="001d5405"/>
    </style:style>
    <style:style style:name="P3" style:family="paragraph" style:parent-style-name="Standard">
      <style:text-properties officeooo:rsid="00206aa5" officeooo:paragraph-rsid="00216ffe"/>
    </style:style>
    <style:style style:name="P4" style:family="paragraph" style:parent-style-name="Standard">
      <style:text-properties officeooo:rsid="0022e0f8" officeooo:paragraph-rsid="0022e0f8"/>
    </style:style>
    <style:style style:name="P5" style:family="paragraph" style:parent-style-name="Standard">
      <style:text-properties officeooo:paragraph-rsid="002476cb"/>
    </style:style>
    <style:style style:name="T1" style:family="text">
      <style:text-properties officeooo:rsid="001f49cd"/>
    </style:style>
    <style:style style:name="T2" style:family="text">
      <style:text-properties officeooo:rsid="00216ffe"/>
    </style:style>
    <style:style style:name="T3" style:family="text">
      <style:text-properties officeooo:rsid="0022e0f8"/>
    </style:style>
    <style:style style:name="T4" style:family="text">
      <style:text-properties officeooo:rsid="00233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11229 - Web Server info.php / phpinfo.php Detection</text:p>
      <text:p text:style-name="P2">Solution : protect such files using .htaccess <text:span text:style-name="T1">file</text:span></text:p>
      <text:p text:style-name="P2"/>
      <text:p text:style-name="P3">2. <text:span text:style-name="T2">85582 - Web Application Potentially Vulnerable to Clickjacking</text:span></text:p>
      <text:p text:style-name="P5"><text:span text:style-name="T3">Solution : Add </text:span><text:span text:style-name="Source_20_Text"><text:span text:style-name="T3">X-Frame-Options SAMEORIGIN in sites </text:span></text:span><text:span text:style-name="T3">configuration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8:37:18.390826033</meta:creation-date>
    <dc:date>2017-11-22T20:08:55.607254209</dc:date>
    <meta:editing-duration>PT1H20M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34" meta:character-count="233" meta:non-whitespace-character-count="203"/>
  </office:meta>
</office:document-meta>
</file>